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¿Que es la IA?</text:p>
      <text:p text:style-name="P1"/>
      <text:p text:style-name="P2">La inteligencia artificial o IA es, dentro de la infrormatica, un campo de estudio encargado de desarrollar programas o algoritgmos capaces de replicar operaciones atribuidas a la inteligencia hum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6T15:47:47.35</meta:creation-date>
    <meta:document-statistic meta:table-count="0" meta:image-count="0" meta:object-count="0" meta:page-count="1" meta:paragraph-count="2" meta:word-count="33" meta:character-count="214"/>
    <dc:date>2022-11-16T16:00:56.36</dc:date>
    <meta:editing-duration>PT13M9S</meta:editing-duration>
    <meta:editing-cycles>1</meta:editing-cycles>
    <meta:generator>OpenOffice/4.1.13$Win32 OpenOffice.org_project/4113m1$Build-9810</meta:generator>
  </office:meta>
</office:document-meta>
</file>